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bold" officeooo:rsid="000ebc7a" officeooo:paragraph-rsid="000ebc7a" style:font-weight-asian="bold" style:font-weight-complex="bold"/>
    </style:style>
    <style:style style:name="P4" style:family="paragraph" style:parent-style-name="Standard">
      <style:text-properties style:font-name="Arial" officeooo:rsid="000ebc7a" officeooo:paragraph-rsid="000ebc7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howmein</text:p>
      <text:p text:style-name="P1"><text:tab/></text:p>
      <text:p text:style-name="P1"/>
      <text:p text:style-name="P1"><text:span text:style-name="T1">Amount</text:span><text:tab/><text:tab/><text:span text:style-name="T1">Ingredient</text:span></text:p>
      <text:p text:style-name="P4">2 stalks<text:tab/><text:tab/>Celery</text:p>
      <text:p text:style-name="P4">3 quarters<text:tab/><text:tab/>Onion</text:p>
      <text:p text:style-name="P4">10 oz<text:tab/><text:tab/><text:tab/>Yakisoba Noodles</text:p>
      <text:p text:style-name="P4">a bunch?<text:tab/><text:tab/>Cabbage</text:p>
      <text:p text:style-name="P4">¼ cup<text:tab/><text:tab/><text:tab/>Soy Sauce</text:p>
      <text:p text:style-name="P4">2 grinds<text:tab/><text:tab/>Black Pepper</text:p>
      <text:p text:style-name="P4">splash<text:tab/><text:tab/><text:tab/>Mirin</text:p>
      <text:p text:style-name="P1"/>
      <text:p text:style-name="P2">Cooking Instructions:</text:p>
      <text:p text:style-name="P4">Thinly slice celery on the bias, and onions vertically</text:p>
      <text:p text:style-name="P4">Shred cabbage</text:p>
      <text:p text:style-name="P4">Prepare noodles according to package directions</text:p>
      <text:p text:style-name="P4">Stir-fry celery and onion over medium high heat in a little oil</text:p>
      <text:p text:style-name="P4">When tender add noodles toss in oil</text:p>
      <text:p text:style-name="P4">Dump cabbage on top of everything and pour over the soy sauce, mirin, and the black pepper</text:p>
      <text:p text:style-name="P4">Combine thoroughly and cook til cabbage is wilted</text:p>
      <text:p text:style-name="P4">Take off the heat and put into a serving dish to stop cook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6:04:59.664000000</meta:creation-date>
    <meta:editing-duration>PT7M42S</meta:editing-duration>
    <meta:editing-cycles>3</meta:editing-cycles>
    <meta:generator>LibreOffice/6.1.4.2$Windows_X86_64 LibreOffice_project/9d0f32d1f0b509096fd65e0d4bec26ddd1938fd3</meta:generator>
    <dc:date>2019-10-14T16:12:41.396000000</dc:date>
    <meta:document-statistic meta:table-count="0" meta:image-count="0" meta:object-count="0" meta:page-count="1" meta:paragraph-count="19" meta:word-count="102" meta:character-count="587" meta:non-whitespace-character-count="491"/>
  </office:meta>
</office:document-meta>
</file>